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va Lookahead Parser Generator</text:h>
      <text:p text:style-name="Text_20_body">Java Lookahead Parser Generator generates a parser which is a java class. </text:p>
      <text:p text:style-name="Text_20_body">Features:</text:p>
      <text:list xml:id="list8564658792678957655" text:style-name="L1">
        <text:list-item>
          <text:p text:style-name="P1">Grammar is written in class and method annotations</text:p>
        </text:list-item>
        <text:list-item>
          <text:p text:style-name="P1">Reducer methods are those that are annotated but can be others</text:p>
        </text:list-item>
        <text:list-item>
          <text:p text:style-name="P1">Annotated grammar supports class inheritance</text:p>
        </text:list-item>
        <text:list-item>
          <text:p text:style-name="P1">Runtime parser class is a subclass of annotated class</text:p>
        </text:list-item>
        <text:list-item>
          <text:p text:style-name="P1">Parser Generator produces java bytecode to make parser more efficient.</text:p>
        </text:list-item>
        <text:list-item>
          <text:p text:style-name="P1">Lexical processing uses regular expressions which are compiled to DFA (rathet than NFA) and are also bytecode.</text:p>
        </text:list-item>
      </text:list>
      <text:h text:style-name="Heading_20_2" text:outline-level="2">References</text:h>
      <text:p text:style-name="Text_20_body">A Practical method for Constructing Efficient LALR(k) Parsers with Automatic Error Recovery by Philippe Charles</text:p>
      <text:p text:style-name="Text_20_body"><text:a xlink:type="simple" xlink:href="http://jikes.sourceforge.net/documents/thesis.pdf" text:style-name="Internet_20_link" text:visited-style-name="Visited_20_Internet_20_Link">http://jikes.sourceforge.net/documents/thesis.pdf</text:a></text:p>
      <text:p text:style-name="Text_20_body">IBM Jikes Compiler for the Java Language</text:p>
      <text:p text:style-name="Text_20_body">http://sourceforge.net/projects/jikes/files/</text:p>
      <text:h text:style-name="Heading_20_2" text:outline-level="2">Grammar</text:h>
      <text:p text:style-name="Text_20_body"/>
      <text:h text:style-name="Heading_20_2" text:outline-level="2">Parser</text:h>
      <text:p text:style-name="Text_20_body"/>
      <text:h text:style-name="Heading_20_3" text:outline-level="3">Parser Superclass</text:h>
      <text:p text:style-name="Text_20_body"/>
      <text:h text:style-name="Heading_20_3" text:outline-level="3">Annotations</text:h>
      <text:p text:style-name="Text_20_body"/>
      <text:h text:style-name="Heading_20_3" text:outline-level="3">InputReader</text:h>
      <text:p text:style-name="Text_20_body"/>
      <text:h text:style-name="Heading_20_1" text:outline-level="1">FAQ</text:h>
      <text:list xml:id="list2263851904910264374" text:style-name="L2">
        <text:list-item>
          <text:p text:style-name="P2"><text:span text:style-name="T1">How to use InputStream and parse only part of it without getting syntax error</text:span>? Parsers last action is to call isEof at InputReader. Use setEof method to assign a function which always returns tru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7T10:00:42.60</meta:creation-date>
    <meta:generator>OpenOffice/4.1.1$Win32 OpenOffice.org_project/411m6$Build-9775</meta:generator>
    <meta:document-statistic meta:table-count="0" meta:image-count="0" meta:object-count="0" meta:page-count="1" meta:paragraph-count="21" meta:word-count="155" meta:character-count="1017"/>
    <dc:date>2017-10-17T10:39:32.56</dc:date>
    <meta:editing-duration>PT38M52S</meta:editing-duration>
    <meta:editing-cycles>1</meta:editing-cycles>
  </office:meta>
</office:document-meta>
</file>